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2000001D7633BFCBC17713795.png" manifest:media-type="image/png"/>
  <manifest:file-entry manifest:full-path="Pictures/1000000000000134000001A3154A57C5BC0A889E.png" manifest:media-type="image/png"/>
  <manifest:file-entry manifest:full-path="Pictures/10000000000001DE000001B3F83BBCB58593D966.png" manifest:media-type="image/png"/>
  <manifest:file-entry manifest:full-path="Pictures/1000000000000591000001F60E0D660AF3BAB434.png" manifest:media-type="image/png"/>
  <manifest:file-entry manifest:full-path="Pictures/10000000000001BB000000F1A7889BF2C56881EA.png" manifest:media-type="image/png"/>
  <manifest:file-entry manifest:full-path="Pictures/100000000000025800000251C4144D0568029484.png" manifest:media-type="image/png"/>
  <manifest:file-entry manifest:full-path="Pictures/100000000000060000000333C9B3FF231F511D2D.png" manifest:media-type="image/png"/>
  <manifest:file-entry manifest:full-path="Pictures/10000000000001DA00000266E63638D58950F79B.png" manifest:media-type="image/png"/>
  <manifest:file-entry manifest:full-path="Pictures/1000000000000284000000FB2C82E5C0D35696AB.png" manifest:media-type="image/png"/>
  <manifest:file-entry manifest:full-path="Pictures/10000000000003300000016647E6667C751325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cm" svg:height="13.33cm" svg:x="0.619cm" svg:y="0.6cm">
          <draw:image xlink:href="Pictures/100000000000060000000333C9B3FF231F511D2D.png" xlink:type="simple" xlink:show="embed" xlink:actuate="onLoad">
            <text:p/>
          </draw:image>
        </draw:frame>
        <draw:frame draw:style-name="gr1" draw:text-style-name="P1" draw:layer="layout" svg:width="15cm" svg:height="5.28cm" svg:x="14.062cm" svg:y="15.078cm">
          <draw:image xlink:href="Pictures/1000000000000591000001F60E0D660AF3BAB434.png" xlink:type="simple" xlink:show="embed" xlink:actuate="onLoad">
            <text:p/>
          </draw:image>
        </draw:frame>
        <draw:frame draw:style-name="gr1" draw:text-style-name="P1" draw:layer="layout" svg:width="5cm" svg:height="2.72cm" svg:x="0.6cm" svg:y="13.882cm">
          <draw:image xlink:href="Pictures/10000000000001BB000000F1A7889BF2C56881EA.png" xlink:type="simple" xlink:show="embed" xlink:actuate="onLoad">
            <text:p/>
          </draw:image>
        </draw:frame>
        <draw:frame draw:style-name="gr1" draw:text-style-name="P1" draw:layer="layout" svg:width="5cm" svg:height="6.48cm" svg:x="8.474cm" svg:y="13.92cm">
          <draw:image xlink:href="Pictures/10000000000001DA00000266E63638D58950F79B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2cm" svg:height="4.68cm" svg:x="1.215cm" svg:y="0.727cm">
          <draw:image xlink:href="Pictures/1000000000000284000000FB2C82E5C0D35696AB.png" xlink:type="simple" xlink:show="embed" xlink:actuate="onLoad">
            <text:p/>
          </draw:image>
        </draw:frame>
        <draw:frame draw:style-name="gr1" draw:text-style-name="P1" draw:layer="layout" svg:width="12cm" svg:height="5.27cm" svg:x="0.919cm" svg:y="6.061cm">
          <draw:image xlink:href="Pictures/10000000000003300000016647E6667C751325AE.png" xlink:type="simple" xlink:show="embed" xlink:actuate="onLoad">
            <text:p/>
          </draw:image>
        </draw:frame>
        <draw:frame draw:style-name="gr1" draw:text-style-name="P1" draw:layer="layout" svg:width="8cm" svg:height="7.28cm" svg:x="20.539cm" svg:y="0.305cm">
          <draw:image xlink:href="Pictures/10000000000001DE000001B3F83BBCB58593D966.png" xlink:type="simple" xlink:show="embed" xlink:actuate="onLoad">
            <text:p/>
          </draw:image>
        </draw:frame>
        <draw:frame draw:style-name="gr1" draw:text-style-name="P1" draw:layer="layout" svg:width="5cm" svg:height="6.8cm" svg:x="14.951cm" svg:y="0.658cm">
          <draw:image xlink:href="Pictures/1000000000000134000001A3154A57C5BC0A889E.png" xlink:type="simple" xlink:show="embed" xlink:actuate="onLoad">
            <text:p/>
          </draw:image>
        </draw:frame>
        <draw:frame draw:style-name="gr1" draw:text-style-name="P1" draw:layer="layout" svg:width="10cm" svg:height="7.53cm" svg:x="0.981cm" svg:y="12.374cm">
          <draw:image xlink:href="Pictures/1000000000000272000001D7633BFCBC17713795.png" xlink:type="simple" xlink:show="embed" xlink:actuate="onLoad">
            <text:p/>
          </draw:image>
        </draw:frame>
        <draw:frame draw:style-name="gr1" draw:text-style-name="P1" draw:layer="layout" svg:width="11cm" svg:height="10.87cm" svg:x="14.697cm" svg:y="8.653cm">
          <draw:image xlink:href="Pictures/100000000000025800000251C4144D05680294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03:39:23.872931849</meta:creation-date>
    <meta:print-date>2018-03-25T05:21:18.610970963</meta:print-date>
    <dc:date>2018-04-20T07:20:34.647523690</dc:date>
    <meta:editing-duration>PT1H3M42S</meta:editing-duration>
    <meta:editing-cycles>15</meta:editing-cycles>
    <meta:generator>LibreOffice/5.4.6.2$Linux_X86_64 LibreOffice_project/40m0$Build-2</meta:generator>
    <meta:document-statistic meta:object-count="10"/>
  </office:meta>
</office:document-meta>
</file>